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C00000012ABEC7F7B0.png" manifest:media-type="image/png"/>
  <manifest:file-entry manifest:full-path="Pictures/100002010000012C00000195AA721C49.png" manifest:media-type="image/png"/>
  <manifest:file-entry manifest:full-path="Pictures/100002010000012C00000113EF4C64B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eeeee" draw:textarea-horizontal-align="justify" draw:textarea-vertical-align="middle" draw:auto-grow-height="false" fo:min-height="7.864cm" fo:min-width="16.912cm"/>
    </style:style>
    <style:style style:name="gr2" style:family="graphic" style:parent-style-name="standard">
      <style:graphic-properties svg:stroke-color="#000000" draw:fill-color="#666666" draw:textarea-horizontal-align="justify" draw:textarea-vertical-align="middle" draw:auto-grow-height="false" fo:min-height="2.081cm" fo:min-width="15.504cm"/>
    </style:style>
    <style:style style:name="gr3" style:family="graphic" style:parent-style-name="standard">
      <style:graphic-properties svg:stroke-color="#193300" draw:fill-color="#f5fff5" draw:textarea-horizontal-align="justify" draw:textarea-vertical-align="middle" draw:auto-grow-height="false" fo:min-height="2.73cm" fo:min-width="2.658cm"/>
    </style:style>
    <style:style style:name="gr4" style:family="graphic" style:parent-style-name="objectwithoutfill">
      <style:graphic-properties draw:marker-end="Arrow" draw:marker-end-width="0.3cm" draw:fill="none" draw:fill-color="#e9b96e" draw:textarea-vertical-align="middle"/>
    </style:style>
    <style:style style:name="gr5" style:family="graphic" style:parent-style-name="standard">
      <style:graphic-properties draw:fill-color="#f3fffe" draw:textarea-horizontal-align="justify" draw:textarea-vertical-align="middle" draw:auto-grow-height="false" fo:min-height="2.783cm" fo:min-width="3.33cm" fo:wrap-option="no-wrap"/>
    </style:style>
    <style:style style:name="gr6" style:family="graphic" style:parent-style-name="standard">
      <style:graphic-properties svg:stroke-color="#801900" draw:fill-color="#ffffff" draw:textarea-horizontal-align="justify" draw:textarea-vertical-align="middle" draw:auto-grow-height="false" fo:min-height="0.456cm" fo:min-width="14.614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style:paragraph-properties fo:text-align="center"/>
      <style:text-properties fo:color="#ffffff"/>
    </style:style>
    <style:style style:name="P4" style:family="paragraph">
      <loext:graphic-properties draw:fill-color="#666666"/>
      <style:paragraph-properties fo:text-align="center"/>
      <style:text-properties fo:color="#ffffff"/>
    </style:style>
    <style:style style:name="P5" style:family="paragraph">
      <style:paragraph-properties fo:text-align="center"/>
      <style:text-properties fo:color="#000000"/>
    </style:style>
    <style:style style:name="P6" style:family="paragraph">
      <loext:graphic-properties draw:fill-color="#f5fff5"/>
      <style:paragraph-properties fo:text-align="center"/>
      <style:text-properties fo:color="#000000"/>
    </style:style>
    <style:style style:name="P7" style:family="paragraph">
      <loext:graphic-properties draw:fill="none" draw:fill-color="#e9b96e"/>
      <style:paragraph-properties fo:text-align="center"/>
      <style:text-properties fo:color="#ffffff"/>
    </style:style>
    <style:style style:name="P8" style:family="paragraph">
      <style:paragraph-properties fo:text-align="center"/>
      <style:text-properties fo:font-weight="bold" style:font-weight-asian="bold" style:font-weight-complex="bold"/>
    </style:style>
    <style:style style:name="P9" style:family="paragraph">
      <loext:graphic-properties draw:fill-color="#f3fffe"/>
      <style:paragraph-properties fo:text-align="center"/>
      <style:text-properties fo:font-weight="bold" style:font-weight-asian="bold" style:font-weight-complex="bold"/>
    </style:style>
    <style:style style:name="P10"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669900" fo:font-weight="bold" style:font-weight-asian="bold" style:font-weight-complex="bold"/>
    </style:style>
    <style:style style:name="T3" style:family="text">
      <style:text-properties fo:color="#ffffff" fo:font-weight="bold" style:font-weight-asian="bold" style:font-weight-complex="bold"/>
    </style:style>
    <style:style style:name="T4" style:family="text">
      <style:text-properties fo:color="#ffffff"/>
    </style:style>
    <style:style style:name="T5" style:family="text">
      <style:text-properties fo:color="#000000"/>
    </style:style>
    <style:style style:name="T6" style:family="text">
      <style:text-properties fo:color="#000000" fo:font-size="14pt" style:font-size-asian="14pt" style:font-size-complex="14pt"/>
    </style:style>
    <style:style style:name="T7"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288cm" svg:height="8.99cm" svg:x="1.4cm" svg:y="6.461cm">
          <text:p text:style-name="P1"><text:span text:style-name="T1"><text:line-break/></text:span><text:span text:style-name="T1">Xen Hypervisor</text:span></text:p>
          <text:p text:style-name="P1"><text:span text:style-name="T2"/></text:p>
          <text:p text:style-name="P1"><text:span text:style-name="T2"/></text:p>
          <text:p text:style-name="P1"><text:span text:style-name="T1"/></text:p>
          <text:p text:style-name="P1"><text:span text:style-name="T1"/></text:p>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6.256cm" svg:height="2.583cm" draw:transform="skewX (-0.00401425727958696) rotate (-0.00383972435438842) translate (2.397cm 12.199cm)">
          <text:p text:style-name="P3"><text:span text:style-name="T3"><text:s text:c="17"/></text:span><text:span text:style-name="T3">dom0</text:span><text:span text:style-name="T4"><text:line-break/></text:span><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xml:id="id3" draw:id="id3" draw:layer="layout" svg:width="3.48cm" svg:height="3.302cm" svg:x="3.513cm" svg:y="8.266cm">
          <text:p text:style-name="P5"><text:span text:style-name="T5">dom1</text:span><text:span text:style-name="T5"><text:line-break/></text:span><text:span text:style-name="T6">Irmin</text:span><text:span text:style-name="T7"><text:line-break/></text:span><text:span text:style-name="T7">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7" draw:layer="layout" draw:type="line" svg:x1="10.667cm" svg:y1="11.602cm" svg:x2="10.704cm" svg:y2="17.08cm" draw:start-shape="id1" draw:start-glue-point="2" draw:end-shape="id2" svg:d="M10667 11602l37 5478" svg:viewBox="0 0 38 5479">
          <text:p/>
        </draw:connector>
        <draw:custom-shape draw:style-name="gr3" draw:text-style-name="P6" xml:id="id1" draw:id="id1" draw:layer="layout" svg:width="3.48cm" svg:height="3.302cm" svg:x="8.927cm" svg:y="8.3cm">
          <text:p text:style-name="P5"><text:span text:style-name="T5">dom2</text:span><text:span text:style-name="T5"><text:line-break/></text:span><text:span text:style-name="T6">Irmin</text:span><text:span text:style-name="T7"><text:line-break/></text:span><text:span text:style-name="T7">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2" draw:id="id2" draw:layer="layout" svg:width="5.862cm" svg:height="4.675cm" svg:x="7.773cm" svg:y="17.08cm">
          <text:p text:style-name="P8"><text:span text:style-name="T1">AWS S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0" draw:layer="layout" svg:width="15.19cm" svg:height="0.782cm" svg:x="2.905cm" svg:y="13.7cm">
          <text:p text:style-name="P1">Network Dri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7" draw:layer="layout" draw:type="line" svg:x1="5.253cm" svg:y1="11.568cm" svg:x2="7.773cm" svg:y2="19.417cm" draw:start-shape="id3" draw:start-glue-point="2" draw:end-shape="id2" svg:d="M5253 11568l2520 7849" svg:viewBox="0 0 2521 7850">
          <text:p/>
        </draw:connector>
        <draw:custom-shape draw:style-name="gr3" draw:text-style-name="P6" xml:id="id4" draw:id="id4" draw:layer="layout" svg:width="3.48cm" svg:height="3.302cm" svg:x="14.627cm" svg:y="8.301cm">
          <text:p text:style-name="P5"><text:span text:style-name="T5">dom3</text:span><text:span text:style-name="T5"><text:line-break/></text:span><text:span text:style-name="T6">Irmin</text:span><text:span text:style-name="T7"><text:line-break/></text:span><text:span text:style-name="T7">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7" draw:layer="layout" draw:type="line" svg:x1="16.367cm" svg:y1="11.603cm" svg:x2="13.635cm" svg:y2="19.417cm" draw:start-shape="id4" draw:start-glue-point="2" draw:end-shape="id2" svg:d="M16367 11603l-2732 7814" svg:viewBox="0 0 2733 7815">
          <text:p/>
        </draw:connector>
        <draw:frame draw:style-name="gr7" draw:text-style-name="P1" xml:id="id5" draw:id="id5" draw:layer="layout" svg:width="2.986cm" svg:height="2.797cm" svg:x="3.767cm" svg:y="2.726cm">
          <draw:image xlink:href="Pictures/100002010000012C00000113EF4C64BF.png" xlink:type="simple" xlink:show="embed" xlink:actuate="onLoad">
            <text:p/>
          </draw:image>
        </draw:frame>
        <draw:connector draw:style-name="gr4" draw:text-style-name="P7" draw:layer="layout" draw:type="line" svg:x1="5.26cm" svg:y1="5.523cm" svg:x2="5.253cm" svg:y2="8.266cm" draw:start-shape="id5" draw:start-glue-point="2" draw:end-shape="id3" draw:end-glue-point="0" svg:d="M5260 5523l-7 2743" svg:viewBox="0 0 8 2744">
          <text:p/>
        </draw:connector>
        <draw:frame draw:style-name="gr7" draw:text-style-name="P1" draw:layer="layout" svg:width="1.968cm" svg:height="2.751cm" svg:x="9.644cm" svg:y="2.778cm">
          <draw:image xlink:href="Pictures/100002010000012C00000195AA721C49.png" xlink:type="simple" xlink:show="embed" xlink:actuate="onLoad">
            <text:p/>
          </draw:image>
        </draw:frame>
        <draw:connector draw:style-name="gr4" draw:text-style-name="P7" draw:layer="layout" draw:type="line" svg:x1="10.659cm" svg:y1="5.523cm" svg:x2="10.652cm" svg:y2="8.266cm" svg:d="M10659 5523l-7 2743" svg:viewBox="0 0 8 2744">
          <text:p/>
        </draw:connector>
        <draw:connector draw:style-name="gr4" draw:text-style-name="P7" draw:layer="layout" draw:type="line" svg:x1="16.258cm" svg:y1="5.523cm" svg:x2="16.251cm" svg:y2="8.266cm" svg:d="M16258 5523l-7 2743" svg:viewBox="0 0 8 2744">
          <text:p/>
        </draw:connector>
        <draw:frame draw:style-name="gr7" draw:text-style-name="P1" draw:layer="layout" svg:width="1.777cm" svg:height="2.758cm" svg:x="15.449cm" svg:y="2.835cm">
          <draw:image xlink:href="Pictures/10000201000000C00000012ABEC7F7B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4T12:01:26.410065000</meta:creation-date>
    <dc:date>2015-08-24T16:34:18.501491000</dc:date>
    <meta:editing-duration>PT1H23M45S</meta:editing-duration>
    <meta:editing-cycles>5</meta:editing-cycles>
    <meta:generator>LibreOffice/5.0.0.5$MacOSX_X86_64 LibreOffice_project/1b1a90865e348b492231e1c451437d7a15bb262b</meta:generator>
    <meta:document-statistic meta:object-count="16"/>
  </office:meta>
</office:document-meta>
</file>